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513d" officeooo:paragraph-rsid="001d513d"/>
    </style:style>
    <style:style style:name="P2" style:family="paragraph" style:parent-style-name="Standard">
      <style:text-properties officeooo:rsid="001e7564" officeooo:paragraph-rsid="001e7564"/>
    </style:style>
    <style:style style:name="P3" style:family="paragraph" style:parent-style-name="Standard">
      <style:text-properties fo:font-weight="bold" officeooo:rsid="001cdf7a" officeooo:paragraph-rsid="001cdf7a" style:font-weight-asian="bold" style:font-weight-complex="bold"/>
    </style:style>
    <style:style style:name="P4" style:family="paragraph" style:parent-style-name="Standard">
      <style:text-properties fo:font-weight="bold" officeooo:rsid="001d513d" officeooo:paragraph-rsid="001d513d" style:font-weight-asian="bold" style:font-weight-complex="bold"/>
    </style:style>
    <style:style style:name="P5" style:family="paragraph" style:parent-style-name="Standard">
      <style:text-properties fo:font-weight="bold" officeooo:rsid="001e7564" officeooo:paragraph-rsid="001e7564" style:font-weight-asian="bold" style:font-weight-complex="bold"/>
    </style:style>
    <style:style style:name="T1" style:family="text">
      <style:text-properties officeooo:rsid="001e7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aborative Fiterinig -Davd Goldberf (1992)</text:p>
      <text:p text:style-name="P3">“Usimg collaborative filtering to weave an information topesty”</text:p>
      <text:p text:style-name="P3"/>
      <text:p text:style-name="P4">comandos</text:p>
      <text:p text:style-name="P4">instalas modo virtual </text:p>
      <text:p text:style-name="P4">pythonx -m venv env</text:p>
      <text:p text:style-name="P4">source env/bin/activavte</text:p>
      <text:p text:style-name="P4">pip install django djangoframework psycopg2</text:p>
      <text:p text:style-name="P4">pip freeze&gt; requirements.txt</text:p>
      <text:p text:style-name="P4">django-admin statrtproject nombre_proy ---</text:p>
      <text:p text:style-name="P4"/>
      <text:p text:style-name="P4">./<text:span text:style-name="T1">manage.py runserver -&gt;</text:span></text:p>
      <text:p text:style-name="P5">migraciones</text:p>
      <text:p text:style-name="P5">como aplicar las migraciones</text:p>
      <text:p text:style-name="P2">migraciones que empiezan con una nomeclatur </text:p>
      <text:p text:style-name="P2">de esde tipo .0001_appname.py</text:p>
      <text:p text:style-name="P2"/>
      <text:p text:style-name="P2">./mnage.py makemigrtions</text:p>
      <text:p text:style-name="P2">./manage.py migrate-&gt;&gt; tablas y estructura de datos</text:p>
      <text:p text:style-name="P2"/>
      <text:p text:style-name="P2">./manage.py createsuerus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3-10T09:31:51.784735752</meta:creation-date>
    <dc:date>2017-03-10T17:10:40.452437864</dc:date>
    <dc:creator>Administradorcito </dc:creator>
    <meta:editing-duration>PT5H53M17S</meta:editing-duration>
    <meta:editing-cycles>1</meta:editing-cycles>
    <meta:document-statistic meta:table-count="0" meta:image-count="0" meta:object-count="0" meta:page-count="1" meta:paragraph-count="17" meta:word-count="64" meta:character-count="530" meta:non-whitespace-character-count="481"/>
    <meta:generator>LibreOffice/5.0.6.2$Linux_X86_64 LibreOffice_project/00$Build-2</meta:generator>
  </office:meta>
</office:document-meta>
</file>